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60000024A2AD29BF3DEFA3F41.png" manifest:media-type="image/png"/>
  <manifest:file-entry manifest:full-path="Pictures/10000000000002060000024A1EA70A1758C75E80.png" manifest:media-type="image/png"/>
  <manifest:file-entry manifest:full-path="Pictures/100000000000017D00000312E621D4124337A898.jpg" manifest:media-type="image/jpeg"/>
  <manifest:file-entry manifest:full-path="Pictures/100000000000024E000001A449833A36AEF782E9.png" manifest:media-type="image/png"/>
  <manifest:file-entry manifest:full-path="Pictures/100000000000024E000001A46D427B5190113CC6.png" manifest:media-type="image/png"/>
  <manifest:file-entry manifest:full-path="Pictures/100000000000024E000001A41CF43D16E0E6F3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2" svg:font-family="'Times New Roman'"/>
    <style:font-face style:name="Liberation Sans1" svg:font-family="'Liberation Sans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uble_20_Dash" svg:stroke-width="0.053cm" svg:stroke-color="#0000ff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6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84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48cm, 10.477cm, 39.619cm, 5.143cm)" draw:image-opacity="100%" style:mirror="none"/>
    </style:style>
    <style:style style:name="gr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33cm, 0cm, 39.453cm, 14.096cm)" draw:image-opacity="100%" style:mirror="none"/>
    </style:style>
    <style:style style:name="gr1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57cm, 10.096cm, 31.829cm, 5.143cm)" draw:image-opacity="100%" style:mirror="none"/>
    </style:style>
    <style:style style:name="gr1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56cm, 1.334cm, 31.639cm, 13.715cm)" draw:image-opacity="100%" style:mirror="none"/>
    </style:style>
    <style:style style:name="gr1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079cm, 1.334cm, 24.016cm, 14.096cm)" draw:image-opacity="100%" style:mirror="none"/>
    </style:style>
    <style:style style:name="gr1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079cm, 10.097cm, 24.016cm, 4.952cm)" draw:image-opacity="100%" style:mirror="none"/>
    </style:style>
    <style:style style:name="gr1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5.894cm, 1.143cm, 16.773cm, 13.715cm)" draw:image-opacity="100%" style:mirror="none"/>
    </style:style>
    <style:style style:name="gr1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5.894cm, 10.287cm, 16.773cm, 4.762cm)" draw:image-opacity="100%" style:mirror="none"/>
    </style:style>
    <style:style style:name="gr1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3.517cm, 10.287cm, 8.959cm, 5.143cm)" draw:image-opacity="100%" style:mirror="none"/>
    </style:style>
    <style:style style:name="gr1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3.517cm, 1.524cm, 8.959cm, 13.906cm)" draw:image-opacity="100%" style:mirror="none"/>
    </style:style>
    <style:style style:name="gr1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0.95cm, 1.334cm, 0.954cm, 14.095cm)" draw:image-opacity="100%" style:mirror="none"/>
    </style:style>
    <style:style style:name="gr1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0.95cm, 10.287cm, 0.954cm, 4.952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21" style:family="graphic" style:parent-style-name="standard">
      <style:graphic-properties svg:stroke-width="0.159cm" svg:stroke-color="#020efa" draw:marker-start-width="0.437cm" draw:marker-end-width="0.437cm" draw:fill-color="#ffffff" draw:textarea-horizontal-align="justify" draw:textarea-vertical-align="middle" draw:auto-grow-height="false" fo:min-height="1.056cm" fo:min-width="51.6cm" fo:padding-top="0.203cm" fo:padding-bottom="0.203cm" fo:padding-left="0.328cm" fo:padding-right="0.328cm"/>
    </style:style>
    <style:style style:name="gr22" style:family="graphic" style:parent-style-name="standard">
      <style:graphic-properties svg:stroke-width="0.159cm" svg:stroke-color="#020efa" draw:marker-start-width="0.437cm" draw:marker-end-width="0.437cm" draw:fill="solid" draw:fill-color="#020efa" draw:textarea-horizontal-align="justify" draw:textarea-vertical-align="middle" draw:auto-grow-height="false" fo:min-height="0.9cm" fo:min-width="15.844cm" fo:padding-top="0.203cm" fo:padding-bottom="0.203cm" fo:padding-left="0.328cm" fo:padding-right="0.328cm"/>
    </style:style>
    <style:style style:name="gr23" style:family="graphic" style:parent-style-name="standard">
      <style:graphic-properties svg:stroke-width="0.159cm" svg:stroke-color="#ff0000" draw:marker-start-width="0.437cm" draw:marker-end-width="0.437cm" draw:fill-color="#ffffff" draw:textarea-horizontal-align="justify" draw:textarea-vertical-align="middle" draw:auto-grow-height="false" fo:min-height="0.9cm" fo:min-width="51.444cm" fo:padding-top="0.203cm" fo:padding-bottom="0.203cm" fo:padding-left="0.328cm" fo:padding-right="0.328cm"/>
    </style:style>
    <style:style style:name="gr24" style:family="graphic" style:parent-style-name="standard">
      <style:graphic-properties svg:stroke-width="0.159cm" svg:stroke-color="#ff0000" draw:marker-start-width="0.437cm" draw:marker-end-width="0.437cm" draw:fill="solid" draw:fill-color="#ff0000" draw:textarea-horizontal-align="justify" draw:textarea-vertical-align="middle" draw:auto-grow-height="false" fo:min-height="0.9cm" fo:min-width="33.844cm" fo:padding-top="0.203cm" fo:padding-bottom="0.203cm" fo:padding-left="0.328cm" fo:padding-right="0.328cm"/>
    </style:style>
    <style:style style:name="gr25" style:family="graphic" style:parent-style-name="objectwithoutfill">
      <style:graphic-properties svg:stroke-color="#ffffff" draw:marker-end="Arrow" draw:marker-end-width="0.61cm" draw:fill="none" draw:textarea-vertical-align="middle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3.422cm" fo:min-width="0.954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3.422cm" fo:min-width="0.953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3.422cm" fo:min-width="0.955cm"/>
    </style:style>
    <style:style style:name="gr2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826cm)" draw:image-opacity="100%" style:mirror="none"/>
    </style:style>
    <style:style style:name="gr30" style:family="graphic" style:parent-style-name="standard">
      <style:graphic-properties draw:stroke="solid" svg:stroke-width="0.106cm" svg:stroke-color="#020efa" draw:fill="none" draw:textarea-vertical-align="middle" draw:auto-grow-height="false" draw:auto-grow-width="false" fo:padding-top="0.177cm" fo:padding-bottom="0.177cm" fo:padding-left="0.302cm" fo:padding-right="0.302cm" fo:wrap-option="no-wrap"/>
    </style:style>
    <style:style style:name="gr31" style:family="graphic" style:parent-style-name="standard">
      <style:graphic-properties draw:stroke="none" draw:fill="none" draw:auto-grow-height="true" draw:fit-to-size="false" style:shrink-to-fit="false" fo:min-height="1.164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none" draw:fill="none" draw:auto-grow-height="true" draw:fit-to-size="false" style:shrink-to-fit="false" fo:min-height="1.166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none" draw:fill="none" draw:auto-grow-height="true" draw:fit-to-size="false" style:shrink-to-fit="false" fo:min-height="2.263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none" draw:fill="none" draw:auto-grow-height="true" draw:fit-to-size="false" style:shrink-to-fit="false" fo:min-height="1.121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solid" svg:stroke-width="0.106cm" svg:stroke-color="#020efa" draw:marker-end="None" draw:marker-end-width="0.112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36" style:family="graphic" style:parent-style-name="standard">
      <style:graphic-properties draw:stroke="solid" svg:stroke-width="0.106cm" svg:stroke-color="#020efa" draw:marker-end="None" draw:marker-end-width="0.099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37" style:family="graphic" style:parent-style-name="standard">
      <style:graphic-properties draw:stroke="solid" svg:stroke-width="0.106cm" svg:stroke-color="#020efa" draw:marker-end="None" draw:marker-end-width="0.042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38" style:family="graphic" style:parent-style-name="standard">
      <style:graphic-properties draw:stroke="solid" svg:stroke-width="0.106cm" svg:stroke-color="#020efa" draw:marker-end="None" draw:marker-end-width="0.048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39" style:family="graphic" style:parent-style-name="standard">
      <style:graphic-properties draw:stroke="none" draw:fill="none" draw:auto-grow-height="true" draw:fit-to-size="false" style:shrink-to-fit="false" fo:min-height="2.191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>
      <style:graphic-properties draw:stroke="none" draw:fill="none" draw:auto-grow-height="true" draw:fit-to-size="false" style:shrink-to-fit="false" fo:min-height="2.192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>
      <style:graphic-properties draw:stroke="solid" svg:stroke-width="0.124cm" svg:stroke-color="#020efa" draw:marker-start-width="0.226cm" draw:marker-end-width="0.226cm" draw:fill="none" draw:textarea-vertical-align="middle" draw:auto-grow-height="false" draw:auto-grow-width="false" fo:padding-top="0.185cm" fo:padding-bottom="0.185cm" fo:padding-left="0.31cm" fo:padding-right="0.31cm" fo:wrap-option="no-wrap"/>
    </style:style>
    <style:style style:name="gr4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893cm)" draw:image-opacity="100%" style:mirror="none"/>
    </style:style>
    <style:style style:name="gr43" style:family="graphic" style:parent-style-name="standard">
      <style:graphic-properties draw:stroke="none" draw:fill="none" draw:auto-grow-height="true" draw:fit-to-size="false" style:shrink-to-fit="false" fo:min-height="1.196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>
      <style:graphic-properties draw:stroke="none" draw:fill="none" draw:auto-grow-height="true" draw:fit-to-size="false" style:shrink-to-fit="false" fo:min-height="1.151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>
      <style:graphic-properties draw:stroke="solid" svg:stroke-width="0.106cm" svg:stroke-color="#ff0000" draw:marker-start-width="0.198cm" draw:marker-end="" draw:marker-end-width="0.097cm" draw:fill="none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46" style:family="graphic" style:parent-style-name="standard">
      <style:graphic-properties draw:stroke="solid" svg:stroke-width="0.106cm" svg:stroke-color="#ff0000" draw:marker-end="None" draw:marker-end-width="0.042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47" style:family="graphic" style:parent-style-name="standard">
      <style:graphic-properties draw:stroke="solid" svg:stroke-width="0.106cm" svg:stroke-color="#ff0000" draw:marker-end="None" draw:marker-end-width="0.048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48" style:family="graphic" style:parent-style-name="standard">
      <style:graphic-properties draw:stroke="none" draw:fill="none" draw:auto-grow-height="true" draw:fit-to-size="false" style:shrink-to-fit="false" fo:min-height="1.873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>
      <style:graphic-properties draw:stroke="solid" svg:stroke-width="0.106cm" svg:stroke-color="#ff0000" draw:fill="none" draw:textarea-vertical-align="middle" draw:auto-grow-height="false" draw:auto-grow-width="false" fo:padding-top="0.177cm" fo:padding-bottom="0.177cm" fo:padding-left="0.302cm" fo:padding-right="0.302cm" fo:wrap-option="no-wrap"/>
    </style:style>
    <style:style style:name="gr50" style:family="graphic" style:parent-style-name="standard">
      <style:graphic-properties draw:stroke="none" draw:fill="none" draw:auto-grow-height="true" draw:fit-to-size="false" style:shrink-to-fit="false" fo:min-height="2.318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>
      <style:graphic-properties draw:stroke="solid" svg:stroke-width="0.106cm" svg:stroke-color="#ff0000" draw:marker-end="" draw:marker-end-width="0.112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52" style:family="graphic" style:parent-style-name="standard">
      <style:graphic-properties draw:stroke="none" draw:fill="none" draw:auto-grow-height="true" draw:fit-to-size="false" style:shrink-to-fit="false" fo:min-height="2.245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solid" svg:stroke-width="0.141cm" svg:stroke-color="#ff0000" draw:marker-start-width="0.252cm" draw:marker-end-width="0.252cm" draw:fill="none" draw:textarea-vertical-align="middle" draw:auto-grow-height="false" draw:auto-grow-width="false" fo:padding-top="0.194cm" fo:padding-bottom="0.194cm" fo:padding-left="0.319cm" fo:padding-right="0.319cm" fo:wrap-option="no-wrap"/>
    </style:style>
    <style:style style:name="gr54" style:family="graphic" style:parent-style-name="standard">
      <style:graphic-properties draw:stroke="none" svg:stroke-color="#000000" draw:fill="gradient" draw:fill-gradient-name="Gradient_20_59" draw:textarea-horizontal-align="justify" draw:textarea-vertical-align="middle" draw:auto-grow-height="false" fo:min-height="0.718cm" fo:min-width="4.926cm"/>
      <style:paragraph-properties style:writing-mode="lr-tb"/>
    </style:style>
    <style:style style:name="gr55" style:family="graphic" style:parent-style-name="standard">
      <style:graphic-properties draw:stroke="none" svg:stroke-color="#000000" draw:fill="gradient" draw:fill-gradient-name="Gradient_20_56" draw:textarea-horizontal-align="justify" draw:textarea-vertical-align="middle" draw:auto-grow-height="false" fo:min-height="0.719cm" fo:min-width="4.926cm"/>
      <style:paragraph-properties style:writing-mode="lr-tb"/>
    </style:style>
    <style:style style:name="gr56" style:family="graphic" style:parent-style-name="standard">
      <style:graphic-properties draw:stroke="none" svg:stroke-color="#000000" draw:fill="gradient" draw:fill-gradient-name="Gradient_20_57" draw:textarea-horizontal-align="justify" draw:textarea-vertical-align="middle" draw:auto-grow-height="false" fo:min-height="0.719cm" fo:min-width="4.92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8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60" style:family="graphic" style:parent-style-name="standard">
      <style:graphic-properties draw:stroke="none" draw:fill="none" draw:auto-grow-height="true" draw:fit-to-size="false" style:shrink-to-fit="false" fo:min-height="1.45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>
      <style:graphic-properties draw:stroke="none" draw:fill="none" draw:auto-grow-height="true" draw:fit-to-size="false" style:shrink-to-fit="false" fo:min-height="1.85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>
      <style:graphic-properties draw:stroke="solid" svg:stroke-width="0.212cm" svg:stroke-color="#020efa" draw:marker-start-width="0.358cm" draw:marker-end="" draw:marker-end-width="0.27cm" draw:fill="none" draw:textarea-vertical-align="middle" draw:auto-grow-height="false" draw:auto-grow-width="false" fo:padding-top="0.23cm" fo:padding-bottom="0.23cm" fo:padding-left="0.355cm" fo:padding-right="0.355cm" fo:wrap-option="no-wrap"/>
    </style:style>
    <style:style style:name="gr63" style:family="graphic" style:parent-style-name="standard">
      <style:graphic-properties draw:stroke="solid" svg:stroke-width="0.212cm" svg:stroke-color="#ff0000" draw:marker-start-width="0.358cm" draw:marker-end="" draw:marker-end-width="0.27cm" draw:fill="none" draw:textarea-vertical-align="middle" draw:auto-grow-height="false" draw:auto-grow-width="false" fo:padding-top="0.23cm" fo:padding-bottom="0.23cm" fo:padding-left="0.355cm" fo:padding-right="0.355cm" fo:wrap-option="no-wrap"/>
    </style:style>
    <style:style style:name="gr64" style:family="graphic">
      <style:graphic-properties style:protect="size"/>
    </style:style>
    <style:style style:name="pr1" style:family="presentation" style:parent-style-name="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solid" draw:fill-color="#020efa"/>
      <style:paragraph-properties fo:text-align="center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none"/>
      <style:text-properties fo:color="#000000"/>
    </style:style>
    <style:style style:name="P9" style:family="paragraph">
      <loext:graphic-properties draw:fill="none"/>
      <style:paragraph-properties style:writing-mode="lr-tb"/>
      <style:text-properties fo:color="#000000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</style:style>
    <style:style style:name="P12" style:family="paragraph">
      <loext:graphic-properties draw:fill="gradient" draw:fill-gradient-name="Gradient_20_59"/>
      <style:paragraph-properties fo:text-align="center" style:writing-mode="lr-tb"/>
      <style:text-properties style:font-name="Liberation Serif" fo:font-size="20pt" style:font-size-asian="20pt" style:font-size-complex="20pt"/>
    </style:style>
    <style:style style:name="P13" style:family="paragraph">
      <loext:graphic-properties draw:fill="gradient" draw:fill-gradient-name="Gradient_20_56"/>
      <style:paragraph-properties fo:text-align="center" style:writing-mode="lr-tb"/>
      <style:text-properties style:font-name="Liberation Serif" fo:font-size="20pt" style:font-size-asian="20pt" style:font-size-complex="20pt"/>
    </style:style>
    <style:style style:name="P14" style:family="paragraph">
      <loext:graphic-properties draw:fill="gradient" draw:fill-gradient-name="Gradient_20_57"/>
      <style:paragraph-properties fo:text-align="center" style:writing-mode="lr-tb"/>
      <style:text-properties style:font-name="Liberation Serif"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/>
      <style:paragraph-properties style:writing-mode="lr-tb"/>
      <style:text-properties fo:color="#000000" fo:font-size="16pt" style:font-size-asian="16pt" style:font-size-complex="16pt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4" style:family="text">
      <style:text-properties fo:color="#000000" style:text-line-through-style="none" style:text-line-through-type="none" style:font-name="Times New Roman2" fo:font-size="24pt" fo:font-weight="bold" style:font-size-asian="24pt" style:font-size-complex="24pt"/>
    </style:style>
    <style:style style:name="T5" style:family="text">
      <style:text-properties style:text-line-through-style="none" style:text-line-through-type="none" style:font-name="Times New Roman2" fo:font-size="24pt" fo:font-weight="bold" style:font-size-asian="24pt" style:font-size-complex="24pt"/>
    </style:style>
    <style:style style:name="T6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style:text-line-through-style="none" style:text-line-through-type="none" style:font-name="Times New Roman2" fo:font-size="32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" presentation:presentation-page-layout-name="AL1T1">
        <draw:frame draw:style-name="gr1" draw:text-style-name="P1" draw:layer="layout" svg:width="16.969cm" svg:height="15.934cm" svg:x="20.18cm" svg:y="1.259cm">
          <draw:image xlink:href="Pictures/100000000000024E000001A41CF43D16E0E6F307.png" xlink:type="simple" xlink:show="embed" xlink:actuate="onLoad" loext:mime-type="image/png">
            <text:p/>
          </draw:image>
        </draw:frame>
        <draw:line draw:style-name="gr2" draw:text-style-name="P1" draw:layer="layout" svg:x1="9.393cm" svg:y1="4.601cm" svg:x2="9.393cm" svg:y2="14.705cm">
          <text:p/>
        </draw:line>
        <draw:frame draw:style-name="gr1" draw:text-style-name="P1" draw:layer="layout" svg:width="16.969cm" svg:height="15.934cm" svg:x="1.107cm" svg:y="1.359cm">
          <draw:image xlink:href="Pictures/100000000000024E000001A46D427B5190113CC6.png" xlink:type="simple" xlink:show="embed" xlink:actuate="onLoad" loext:mime-type="image/png">
            <text:p/>
          </draw:image>
        </draw:frame>
        <draw:frame draw:style-name="gr1" draw:text-style-name="P1" draw:layer="layout" svg:width="16.969cm" svg:height="15.934cm" svg:x="39.231cm" svg:y="1.359cm">
          <draw:image xlink:href="Pictures/100000000000024E000001A449833A36AEF782E9.png" xlink:type="simple" xlink:show="embed" xlink:actuate="onLoad" loext:mime-type="image/png">
            <text:p/>
          </draw:image>
        </draw:frame>
        <draw:frame draw:style-name="gr3" draw:text-style-name="P2" draw:layer="layout" svg:width="6.992cm" svg:height="1.216cm" draw:transform="rotate (1.5707963267949) translate (19.896cm 10.471cm)">
          <draw:text-box>
            <text:p><text:span text:style-name="T1">% of Cells</text:span></text:p>
          </draw:text-box>
        </draw:frame>
        <draw:frame draw:style-name="gr3" draw:text-style-name="P2" draw:layer="layout" svg:width="6.991cm" svg:height="1.216cm" draw:transform="rotate (1.5707963267949) translate (0.766cm 10.372cm)">
          <draw:text-box>
            <text:p><text:span text:style-name="T1">% of Cells</text:span></text:p>
          </draw:text-box>
        </draw:frame>
        <draw:frame draw:style-name="gr4" draw:text-style-name="P2" draw:layer="layout" svg:width="6.991cm" svg:height="1.218cm" draw:transform="rotate (1.5707963267949) translate (39.028cm 10.372cm)">
          <draw:text-box>
            <text:p><text:span text:style-name="T1">% of Cells</text:span></text:p>
          </draw:text-box>
        </draw:frame>
        <draw:frame draw:style-name="gr5" draw:text-style-name="P3" draw:layer="layout" svg:width="5.104cm" svg:height="1.712cm" svg:x="6.897cm" svg:y="2.221cm">
          <draw:text-box>
            <text:p><text:span text:style-name="T2">G1 Phase</text:span></text:p>
          </draw:text-box>
        </draw:frame>
        <draw:frame draw:style-name="gr6" draw:text-style-name="P3" draw:layer="layout" svg:width="5.104cm" svg:height="1.713cm" svg:x="26.789cm" svg:y="2.222cm">
          <draw:text-box>
            <text:p><text:span text:style-name="T2">S Phase</text:span></text:p>
          </draw:text-box>
        </draw:frame>
        <draw:frame draw:style-name="gr6" draw:text-style-name="P3" draw:layer="layout" svg:width="5.107cm" svg:height="1.713cm" svg:x="45.267cm" svg:y="2.223cm">
          <draw:text-box>
            <text:p><text:span text:style-name="T2">G2 Phase</text:span></text:p>
          </draw:text-box>
        </draw:frame>
        <draw:frame draw:style-name="gr7" draw:text-style-name="P4" draw:layer="layout" svg:width="6.794cm" svg:height="2.934cm" svg:x="0.6cm" svg:y="0.852cm">
          <draw:text-box>
            <text:p><text:span text:style-name="T3"><text:s/></text:span><text:span text:style-name="T3">(A)</text:span></text:p>
          </draw:text-box>
        </draw:frame>
        <draw:frame draw:style-name="gr8" draw:text-style-name="P1" draw:layer="layout" svg:width="8.428cm" svg:height="6.913cm" svg:x="0.5cm" svg:y="32.933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9" draw:text-style-name="P1" draw:layer="layout" svg:width="9.927cm" svg:height="7.276cm" svg:x="0.6cm" svg:y="44.573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0" draw:text-style-name="P1" draw:layer="layout" svg:width="8.801cm" svg:height="7.275cm" svg:x="9.305cm" svg:y="32.752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1" draw:text-style-name="P1" draw:layer="layout" svg:width="8.99cm" svg:height="7.458cm" svg:x="9.029cm" svg:y="44.573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2" draw:text-style-name="P1" draw:layer="layout" svg:width="8.617cm" svg:height="7.458cm" svg:x="18.207cm" svg:y="44.574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3" draw:text-style-name="P1" draw:layer="layout" svg:width="8.99cm" svg:height="7.458cm" svg:x="17.92cm" svg:y="32.843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4" draw:text-style-name="P1" draw:layer="layout" svg:width="9.177cm" svg:height="6.912cm" svg:x="26.825cm" svg:y="44.756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5" draw:text-style-name="P1" draw:layer="layout" svg:width="8.988cm" svg:height="6.911cm" svg:x="26.724cm" svg:y="33.025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6" draw:text-style-name="P1" draw:layer="layout" svg:width="8.615cm" svg:height="7.094cm" svg:x="36.088cm" svg:y="33.025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7" draw:text-style-name="P1" draw:layer="layout" svg:width="8.614cm" svg:height="7.094cm" svg:x="36.003cm" svg:y="44.848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8" draw:text-style-name="P1" draw:layer="layout" svg:width="8.606cm" svg:height="7.674cm" svg:x="45.194cm" svg:y="44.678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9" draw:text-style-name="P1" draw:layer="layout" svg:width="8.755cm" svg:height="7.64cm" svg:x="44.898cm" svg:y="32.847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20" draw:text-style-name="P4" draw:layer="layout" svg:width="6.25cm" svg:height="2.046cm" svg:x="52.8cm" svg:y="36.052cm">
          <draw:text-box>
            <text:p><text:span text:style-name="T3"><text:s/></text:span><text:span text:style-name="T3">(D)</text:span></text:p>
          </draw:text-box>
        </draw:frame>
        <draw:frame draw:style-name="gr20" draw:text-style-name="P4" draw:layer="layout" svg:width="6.25cm" svg:height="2.046cm" svg:x="52.95cm" svg:y="47.898cm">
          <draw:text-box>
            <text:p><text:span text:style-name="T3"><text:s/></text:span><text:span text:style-name="T3">(E)</text:span></text:p>
          </draw:text-box>
        </draw:frame>
        <draw:custom-shape draw:style-name="gr21" draw:text-style-name="P5" draw:layer="layout" svg:width="52.1cm" svg:height="1.306cm" svg:x="1.001cm" svg:y="40.04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6.5cm" svg:height="1.306cm" svg:x="36.601cm" svg:y="40.04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52.1cm" svg:height="1.306cm" svg:x="1.101cm" svg:y="52.14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34.5cm" svg:height="1.306cm" svg:x="18.701cm" svg:y="52.146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43.441cm" svg:y1="47.314cm" svg:x2="41.409cm" svg:y2="46.552cm">
          <text:p/>
        </draw:line>
        <draw:line draw:style-name="gr25" draw:text-style-name="P1" draw:layer="layout" svg:x1="42.933cm" svg:y1="49.092cm" svg:x2="40.901cm" svg:y2="50.108cm">
          <text:p/>
        </draw:line>
        <draw:line draw:style-name="gr25" draw:text-style-name="P1" draw:layer="layout" svg:x1="50.493cm" svg:y1="34.615cm" svg:x2="49.801cm" svg:y2="36.552cm">
          <text:p/>
        </draw:line>
        <draw:custom-shape draw:style-name="gr26" draw:text-style-name="P5" draw:layer="layout" svg:width="1.454cm" svg:height="3.672cm" svg:x="16.488cm" svg:y="13.23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.453cm" svg:height="3.672cm" svg:x="35.488cm" svg:y="13.4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455cm" svg:height="3.672cm" svg:x="54.642cm" svg:y="12.99cm">
          <text:p/>
          <draw:enhanced-geometry svg:viewBox="0 0 21600 21600" draw:type="rectangle" draw:enhanced-path="M 0 0 L 21600 0 21600 21600 0 21600 0 0 Z N"/>
        </draw:custom-shape>
        <draw:frame draw:style-name="gr29" draw:text-style-name="P1" draw:layer="layout" svg:width="15.682cm" svg:height="18.88cm" draw:transform="rotate (1.56346594393652) translate (6.007cm 30.78cm)">
          <draw:image xlink:href="Pictures/10000000000002060000024A1EA70A1758C75E80.png" xlink:type="simple" xlink:show="embed" xlink:actuate="onLoad" loext:mime-type="image/png">
            <text:p/>
          </draw:image>
        </draw:frame>
        <draw:circle draw:style-name="gr30" draw:text-style-name="P8" draw:layer="layout" svg:width="8.43cm" svg:height="8.429cm" svg:x="11.255cm" svg:y="19.229cm">
          <text:p/>
        </draw:circle>
        <draw:frame draw:style-name="gr31" draw:text-style-name="P9" draw:layer="layout" svg:width="4.368cm" svg:height="1.414cm" svg:x="14.467cm" svg:y="19.751cm">
          <draw:text-box>
            <text:p><text:span text:style-name="T4">Z</text:span><text:span text:style-name="T4">T</text:span><text:span text:style-name="T4">0</text:span></text:p>
          </draw:text-box>
        </draw:frame>
        <draw:frame draw:style-name="gr32" draw:text-style-name="P9" draw:layer="layout" svg:width="4.315cm" svg:height="1.416cm" svg:x="14.165cm" svg:y="25.942cm">
          <draw:text-box>
            <text:p><text:span text:style-name="T4">Z</text:span><text:span text:style-name="T4">T</text:span><text:span text:style-name="T4">1</text:span><text:span text:style-name="T4">2</text:span></text:p>
          </draw:text-box>
        </draw:frame>
        <draw:frame draw:style-name="gr33" draw:text-style-name="P9" draw:layer="layout" svg:width="2.781cm" svg:height="2.513cm" svg:x="12.389cm" svg:y="21.634cm">
          <draw:text-box>
            <text:p><text:span text:style-name="T4">ZT20</text:span></text:p>
          </draw:text-box>
        </draw:frame>
        <draw:frame draw:style-name="gr34" draw:text-style-name="P9" draw:layer="layout" svg:width="4.316cm" svg:height="1.371cm" svg:x="12.389cm" svg:y="24.147cm">
          <draw:text-box>
            <text:p><text:span text:style-name="T4">ZT16</text:span></text:p>
          </draw:text-box>
        </draw:frame>
        <draw:line draw:style-name="gr35" draw:text-style-name="P8" draw:layer="layout" svg:x1="15.35cm" svg:y1="19.673cm" svg:x2="15.35cm" svg:y2="18.627cm">
          <text:p/>
        </draw:line>
        <draw:line draw:style-name="gr36" draw:text-style-name="P8" draw:layer="layout" svg:x1="18.681cm" svg:y1="25.271cm" svg:x2="19.664cm" svg:y2="25.833cm">
          <text:p/>
        </draw:line>
        <draw:line draw:style-name="gr37" draw:text-style-name="P8" draw:layer="layout" svg:x1="18.681cm" svg:y1="21.739cm" svg:x2="19.705cm" svg:y2="21.264cm">
          <text:p/>
        </draw:line>
        <draw:line draw:style-name="gr37" draw:text-style-name="P8" draw:layer="layout" svg:x1="12.259cm" svg:y1="21.739cm" svg:x2="11.356cm" svg:y2="21.237cm">
          <text:p/>
        </draw:line>
        <draw:line draw:style-name="gr37" draw:text-style-name="P8" draw:layer="layout" svg:x1="11.556cm" svg:y1="25.852cm" svg:x2="12.238cm" svg:y2="25.441cm">
          <text:p/>
        </draw:line>
        <draw:line draw:style-name="gr38" draw:text-style-name="P8" draw:layer="layout" svg:x1="15.64cm" svg:y1="28.131cm" svg:x2="15.64cm" svg:y2="27.107cm">
          <text:p/>
        </draw:line>
        <draw:frame draw:style-name="gr39" draw:text-style-name="P9" draw:layer="layout" svg:width="2.158cm" svg:height="2.441cm" svg:x="16.522cm" svg:y="21.537cm">
          <draw:text-box>
            <text:p><text:span text:style-name="T4">ZT4</text:span></text:p>
          </draw:text-box>
        </draw:frame>
        <draw:frame draw:style-name="gr40" draw:text-style-name="P9" draw:layer="layout" svg:width="2.093cm" svg:height="2.442cm" svg:x="16.79cm" svg:y="24.247cm">
          <draw:text-box>
            <text:p><text:span text:style-name="T4">ZT</text:span><text:span text:style-name="T4">8</text:span></text:p>
          </draw:text-box>
        </draw:frame>
        <draw:ellipse draw:style-name="gr41" draw:text-style-name="P8" draw:layer="layout" svg:width="9.373cm" svg:height="9.353cm" svg:x="10.804cm" svg:y="18.801cm">
          <text:p/>
        </draw:ellipse>
        <draw:frame draw:style-name="gr20" draw:text-style-name="P4" draw:layer="layout" svg:width="6.25cm" svg:height="2.046cm" svg:x="3.8cm" svg:y="16.096cm">
          <draw:text-box>
            <text:p><text:span text:style-name="T3"><text:s/></text:span><text:span text:style-name="T3">(</text:span><text:span text:style-name="T3">B</text:span><text:span text:style-name="T3">)</text:span></text:p>
          </draw:text-box>
        </draw:frame>
        <draw:frame draw:style-name="gr42" draw:text-style-name="P1" draw:layer="layout" svg:width="15.603cm" svg:height="18.882cm" draw:transform="rotate (1.5709708597201) translate (31.318cm 30.867cm)">
          <draw:image xlink:href="Pictures/10000000000002060000024A2AD29BF3DEFA3F41.png" xlink:type="simple" xlink:show="embed" xlink:actuate="onLoad" loext:mime-type="image/png">
            <text:p/>
          </draw:image>
        </draw:frame>
        <draw:frame draw:style-name="gr43" draw:text-style-name="P10" draw:layer="layout" svg:width="4.498cm" svg:height="1.446cm" svg:x="39.442cm" svg:y="26.069cm">
          <draw:text-box>
            <text:p><text:span text:style-name="T5">ZT</text:span><text:span text:style-name="T5">12</text:span></text:p>
          </draw:text-box>
        </draw:frame>
        <draw:frame draw:style-name="gr44" draw:text-style-name="P10" draw:layer="layout" svg:width="4.499cm" svg:height="1.401cm" svg:x="37.591cm" svg:y="24.233cm">
          <draw:text-box>
            <text:p><text:span text:style-name="T5">ZT16</text:span></text:p>
          </draw:text-box>
        </draw:frame>
        <draw:line draw:style-name="gr45" draw:text-style-name="P11" draw:layer="layout" svg:x1="43.8cm" svg:y1="25.452cm" svg:x2="44.855cm" svg:y2="25.956cm">
          <text:p/>
        </draw:line>
        <draw:line draw:style-name="gr46" draw:text-style-name="P11" draw:layer="layout" svg:x1="36.829cm" svg:y1="25.668cm" svg:x2="37.54cm" svg:y2="25.248cm">
          <text:p/>
        </draw:line>
        <draw:line draw:style-name="gr47" draw:text-style-name="P11" draw:layer="layout" svg:x1="40.678cm" svg:y1="28.13cm" svg:x2="40.678cm" svg:y2="27.258cm">
          <text:p/>
        </draw:line>
        <draw:frame draw:style-name="gr48" draw:text-style-name="P10" draw:layer="layout" svg:width="2.562cm" svg:height="2.123cm" svg:x="42.178cm" svg:y="24.312cm">
          <draw:text-box>
            <text:p><text:span text:style-name="T5">ZT8</text:span></text:p>
          </draw:text-box>
        </draw:frame>
        <draw:ellipse draw:style-name="gr49" draw:text-style-name="P11" draw:layer="layout" svg:width="9.34cm" svg:height="9.309cm" svg:x="36.06cm" svg:y="18.921cm">
          <text:p/>
        </draw:ellipse>
        <draw:frame draw:style-name="gr43" draw:text-style-name="P9" draw:layer="layout" svg:width="4.553cm" svg:height="1.446cm" svg:x="39.757cm" svg:y="19.869cm">
          <draw:text-box>
            <text:p><text:span text:style-name="T4">ZT0</text:span></text:p>
          </draw:text-box>
        </draw:frame>
        <draw:frame draw:style-name="gr50" draw:text-style-name="P9" draw:layer="layout" svg:width="2.897cm" svg:height="2.568cm" svg:x="37.591cm" svg:y="21.59cm">
          <draw:text-box>
            <text:p><text:span text:style-name="T4">ZT20</text:span></text:p>
          </draw:text-box>
        </draw:frame>
        <draw:line draw:style-name="gr51" draw:text-style-name="P8" draw:layer="layout" svg:x1="40.678cm" svg:y1="19.869cm" svg:x2="40.678cm" svg:y2="19.021cm">
          <text:p/>
        </draw:line>
        <draw:line draw:style-name="gr46" draw:text-style-name="P8" draw:layer="layout" svg:x1="43.94cm" svg:y1="21.852cm" svg:x2="45.063cm" svg:y2="21.211cm">
          <text:p/>
        </draw:line>
        <draw:line draw:style-name="gr46" draw:text-style-name="P8" draw:layer="layout" svg:x1="37.456cm" svg:y1="21.697cm" svg:x2="36.934cm" svg:y2="21.506cm">
          <text:p/>
        </draw:line>
        <draw:frame draw:style-name="gr52" draw:text-style-name="P9" draw:layer="layout" svg:width="2.249cm" svg:height="2.495cm" svg:x="41.891cm" svg:y="21.591cm">
          <draw:text-box>
            <text:p><text:span text:style-name="T4">ZT4</text:span></text:p>
          </draw:text-box>
        </draw:frame>
        <draw:frame draw:style-name="gr20" draw:text-style-name="P4" draw:layer="layout" svg:width="6.25cm" svg:height="2.046cm" svg:x="32cm" svg:y="15.75cm">
          <draw:text-box>
            <text:p><text:span text:style-name="T3"><text:s/></text:span><text:span text:style-name="T3">(C)</text:span></text:p>
          </draw:text-box>
        </draw:frame>
        <draw:ellipse draw:style-name="gr53" draw:text-style-name="P8" draw:layer="layout" svg:width="8.14cm" svg:height="8.15cm" svg:x="36.6cm" svg:y="19.53cm">
          <text:p/>
        </draw:ellipse>
        <draw:custom-shape draw:style-name="gr54" draw:text-style-name="P12" draw:layer="layout" svg:width="5.426cm" svg:height="0.968cm" svg:x="24.066cm" svg:y="16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3" draw:layer="layout" svg:width="5.426cm" svg:height="0.969cm" svg:x="24.066cm" svg:y="18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4" draw:layer="layout" svg:width="5.426cm" svg:height="0.969cm" svg:x="24.066cm" svg:y="17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15" draw:layer="layout" svg:width="6.2cm" svg:height="1.189cm" svg:x="24.26cm" svg:y="15.054cm">
          <draw:text-box>
            <text:p><text:span text:style-name="T6">Number of cells</text:span></text:p>
          </draw:text-box>
        </draw:frame>
        <draw:frame draw:style-name="gr58" draw:text-style-name="P15" draw:layer="layout" svg:width="7.167cm" svg:height="2.09cm" svg:x="23.486cm" svg:y="19.706cm">
          <draw:text-box>
            <text:p><text:span text:style-name="T6">Low <text:s text:c="19"/>High</text:span></text:p>
          </draw:text-box>
        </draw:frame>
        <draw:frame draw:style-name="gr59" draw:text-style-name="P15" draw:layer="layout" svg:width="1.654cm" svg:height="1.6cm" svg:x="29.746cm" svg:y="16.552cm">
          <draw:text-box>
            <text:p><text:span text:style-name="T6">G1 <text:s/></text:span></text:p>
          </draw:text-box>
        </draw:frame>
        <draw:frame draw:style-name="gr59" draw:text-style-name="P15" draw:layer="layout" svg:width="1.654cm" svg:height="1.6cm" svg:x="29.746cm" svg:y="17.652cm">
          <draw:text-box>
            <text:p><text:span text:style-name="T6">S <text:s/></text:span></text:p>
          </draw:text-box>
        </draw:frame>
        <draw:frame draw:style-name="gr59" draw:text-style-name="P15" draw:layer="layout" svg:width="1.654cm" svg:height="1.6cm" svg:x="29.746cm" svg:y="18.704cm">
          <draw:text-box>
            <text:p><text:span text:style-name="T6">G2 </text:span></text:p>
          </draw:text-box>
        </draw:frame>
        <draw:frame draw:style-name="gr31" draw:text-style-name="P16" draw:layer="layout" svg:width="4.368cm" svg:height="1.5cm" svg:x="0cm" svg:y="42.252cm">
          <draw:text-box>
            <text:p><text:span text:style-name="T7">ZT0</text:span></text:p>
          </draw:text-box>
        </draw:frame>
        <draw:frame draw:style-name="gr31" draw:text-style-name="P16" draw:layer="layout" svg:width="4.368cm" svg:height="1.5cm" svg:x="8.6cm" svg:y="42.152cm">
          <draw:text-box>
            <text:p><text:span text:style-name="T7">ZT4</text:span></text:p>
          </draw:text-box>
        </draw:frame>
        <draw:frame draw:style-name="gr31" draw:text-style-name="P16" draw:layer="layout" svg:width="4.368cm" svg:height="1.5cm" svg:x="17.432cm" svg:y="42.152cm">
          <draw:text-box>
            <text:p><text:span text:style-name="T7">ZT8</text:span></text:p>
          </draw:text-box>
        </draw:frame>
        <draw:frame draw:style-name="gr60" draw:text-style-name="P16" draw:layer="layout" svg:width="4.368cm" svg:height="1.7cm" svg:x="26.232cm" svg:y="42.152cm">
          <draw:text-box>
            <text:p><text:span text:style-name="T7">ZT12</text:span></text:p>
          </draw:text-box>
        </draw:frame>
        <draw:frame draw:style-name="gr61" draw:text-style-name="P16" draw:layer="layout" svg:width="4.368cm" svg:height="2.1cm" svg:x="35.432cm" svg:y="42.052cm">
          <draw:text-box>
            <text:p><text:span text:style-name="T7">ZT16</text:span></text:p>
          </draw:text-box>
        </draw:frame>
        <draw:line draw:style-name="gr62" draw:text-style-name="P8" draw:layer="layout" svg:x1="1cm" svg:y1="42.052cm" svg:x2="1cm" svg:y2="40.046cm">
          <text:p/>
        </draw:line>
        <draw:line draw:style-name="gr62" draw:text-style-name="P8" draw:layer="layout" svg:x1="9.7cm" svg:y1="42.052cm" svg:x2="9.7cm" svg:y2="40.046cm">
          <text:p/>
        </draw:line>
        <draw:line draw:style-name="gr62" draw:text-style-name="P8" draw:layer="layout" svg:x1="18.6cm" svg:y1="42.052cm" svg:x2="18.6cm" svg:y2="40.046cm">
          <text:p/>
        </draw:line>
        <draw:line draw:style-name="gr62" draw:text-style-name="P8" draw:layer="layout" svg:x1="27.5cm" svg:y1="42.052cm" svg:x2="27.5cm" svg:y2="40.046cm">
          <text:p/>
        </draw:line>
        <draw:line draw:style-name="gr62" draw:text-style-name="P8" draw:layer="layout" svg:x1="36.6cm" svg:y1="42.052cm" svg:x2="36.6cm" svg:y2="40.046cm">
          <text:p/>
        </draw:line>
        <draw:line draw:style-name="gr62" draw:text-style-name="P8" draw:layer="layout" svg:x1="45.6cm" svg:y1="42.052cm" svg:x2="45.6cm" svg:y2="40.046cm">
          <text:p/>
        </draw:line>
        <draw:frame draw:style-name="gr61" draw:text-style-name="P16" draw:layer="layout" svg:width="4.368cm" svg:height="2.1cm" svg:x="44.332cm" svg:y="42.052cm">
          <draw:text-box>
            <text:p><text:span text:style-name="T7">ZT20</text:span></text:p>
          </draw:text-box>
        </draw:frame>
        <draw:frame draw:style-name="gr31" draw:text-style-name="P16" draw:layer="layout" svg:width="4.368cm" svg:height="1.5cm" svg:x="52.1cm" svg:y="42.199cm">
          <draw:text-box>
            <text:p><text:span text:style-name="T7">ZT0</text:span></text:p>
          </draw:text-box>
        </draw:frame>
        <draw:line draw:style-name="gr62" draw:text-style-name="P8" draw:layer="layout" svg:x1="53.1cm" svg:y1="41.999cm" svg:x2="53.1cm" svg:y2="39.993cm">
          <text:p/>
        </draw:line>
        <draw:frame draw:style-name="gr31" draw:text-style-name="P16" draw:layer="layout" svg:width="4.368cm" svg:height="1.5cm" svg:x="0.1cm" svg:y="54.3cm">
          <draw:text-box>
            <text:p><text:span text:style-name="T7">ZT0</text:span></text:p>
          </draw:text-box>
        </draw:frame>
        <draw:frame draw:style-name="gr31" draw:text-style-name="P16" draw:layer="layout" svg:width="4.368cm" svg:height="1.5cm" svg:x="8.7cm" svg:y="54.2cm">
          <draw:text-box>
            <text:p><text:span text:style-name="T7">ZT4</text:span></text:p>
          </draw:text-box>
        </draw:frame>
        <draw:frame draw:style-name="gr31" draw:text-style-name="P16" draw:layer="layout" svg:width="4.368cm" svg:height="1.5cm" svg:x="17.532cm" svg:y="54.2cm">
          <draw:text-box>
            <text:p><text:span text:style-name="T7">ZT8</text:span></text:p>
          </draw:text-box>
        </draw:frame>
        <draw:frame draw:style-name="gr60" draw:text-style-name="P16" draw:layer="layout" svg:width="4.368cm" svg:height="1.7cm" svg:x="26.332cm" svg:y="54.2cm">
          <draw:text-box>
            <text:p><text:span text:style-name="T7">ZT12</text:span></text:p>
          </draw:text-box>
        </draw:frame>
        <draw:frame draw:style-name="gr61" draw:text-style-name="P16" draw:layer="layout" svg:width="4.368cm" svg:height="2.1cm" svg:x="35.532cm" svg:y="54.1cm">
          <draw:text-box>
            <text:p><text:span text:style-name="T7">ZT16</text:span></text:p>
          </draw:text-box>
        </draw:frame>
        <draw:line draw:style-name="gr63" draw:text-style-name="P8" draw:layer="layout" svg:x1="1.1cm" svg:y1="54.1cm" svg:x2="1.1cm" svg:y2="52.094cm">
          <text:p/>
        </draw:line>
        <draw:line draw:style-name="gr63" draw:text-style-name="P8" draw:layer="layout" svg:x1="9.8cm" svg:y1="54.1cm" svg:x2="9.8cm" svg:y2="52.094cm">
          <text:p/>
        </draw:line>
        <draw:line draw:style-name="gr63" draw:text-style-name="P8" draw:layer="layout" svg:x1="18.7cm" svg:y1="54.1cm" svg:x2="18.7cm" svg:y2="52.094cm">
          <text:p/>
        </draw:line>
        <draw:line draw:style-name="gr63" draw:text-style-name="P8" draw:layer="layout" svg:x1="27.6cm" svg:y1="54.1cm" svg:x2="27.6cm" svg:y2="52.094cm">
          <text:p/>
        </draw:line>
        <draw:line draw:style-name="gr63" draw:text-style-name="P8" draw:layer="layout" svg:x1="36.7cm" svg:y1="54.1cm" svg:x2="36.7cm" svg:y2="52.094cm">
          <text:p/>
        </draw:line>
        <draw:line draw:style-name="gr63" draw:text-style-name="P8" draw:layer="layout" svg:x1="45.7cm" svg:y1="54.1cm" svg:x2="45.7cm" svg:y2="52.094cm">
          <text:p/>
        </draw:line>
        <draw:frame draw:style-name="gr61" draw:text-style-name="P16" draw:layer="layout" svg:width="4.368cm" svg:height="2.1cm" svg:x="44.432cm" svg:y="54.1cm">
          <draw:text-box>
            <text:p><text:span text:style-name="T7">ZT20</text:span></text:p>
          </draw:text-box>
        </draw:frame>
        <draw:frame draw:style-name="gr31" draw:text-style-name="P16" draw:layer="layout" svg:width="4.368cm" svg:height="1.5cm" svg:x="52.2cm" svg:y="54.247cm">
          <draw:text-box>
            <text:p><text:span text:style-name="T7">ZT0</text:span></text:p>
          </draw:text-box>
        </draw:frame>
        <draw:line draw:style-name="gr63" draw:text-style-name="P8" draw:layer="layout" svg:x1="53.2cm" svg:y1="54.047cm" svg:x2="53.2cm" svg:y2="52.041cm">
          <text:p/>
        </draw:line>
        <presentation:notes draw:style-name="dp2">
          <draw:page-thumbnail draw:style-name="gr64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2" svg:font-family="'Times New Roman'"/>
    <style:font-face style:name="Liberation Sans1" svg:font-family="'Liberation Sans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56" draw:display-name="Gradient 56" draw:style="linear" draw:start-color="#000000" draw:end-color="#ff860d" draw:start-intensity="100%" draw:end-intensity="100%" draw:angle="750" draw:border="0%"/>
    <draw:gradient draw:name="Gradient_20_57" draw:display-name="Gradient 57" draw:style="linear" draw:start-color="#000000" draw:end-color="#e452fb" draw:start-intensity="100%" draw:end-intensity="100%" draw:angle="750" draw:border="0%"/>
    <draw:gradient draw:name="Gradient_20_59" draw:display-name="Gradient 59" draw:style="linear" draw:start-color="#1c1c1c" draw:end-color="#ffff00" draw:start-intensity="100%" draw:end-intensity="100%" draw:angle="75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None" svg:viewBox="0 0 1122 2243" svg:d="M0 2108v17 17l12 42 30 34 38 21 43 4 29-8 30-21 25-26 13-34 343-1532 339 1520 13 42 29 34 39 21 42 4 42-12 34-30 21-42v-39-12l-4 4-440-1998-9-42-25-39-38-25-43-8-42 8-38 25-26 39-8 42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/>
    <style:style style:name="_5f_-background" style:display-name="_-background" style:family="presentation">
      <style:graphic-properties draw:stroke="none" draw:fill="none"/>
      <style:text-properties style:letter-kerning="true"/>
    </style:style>
    <style:style style:name="_5f_-backgroundobjects" style:display-name="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-notes" style:display-name="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-outline1" style:display-name="_-outline1" style:family="presentation">
      <style:graphic-properties draw:stroke="none" draw:fill="none" draw:auto-grow-height="false" draw:fit-to-size="shrink-to-fit" style:shrink-to-fit="true">
        <text:list-style style:name="_5f_-outline1" style:display-name="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outline2" style:display-name="_-outline2" style:family="presentation" style:parent-style-name="_5f_-outline1">
      <style:paragraph-properties fo:margin-top="0.4cm" fo:margin-bottom="0cm"/>
      <style:text-properties fo:font-size="28pt" style:font-size-asian="28pt" style:font-size-complex="28pt"/>
    </style:style>
    <style:style style:name="_5f_-outline3" style:display-name="_-outline3" style:family="presentation" style:parent-style-name="_5f_-outline2">
      <style:paragraph-properties fo:margin-top="0.3cm" fo:margin-bottom="0cm"/>
      <style:text-properties fo:font-size="24pt" style:font-size-asian="24pt" style:font-size-complex="24pt"/>
    </style:style>
    <style:style style:name="_5f_-outline4" style:display-name="_-outline4" style:family="presentation" style:parent-style-name="_5f_-outline3">
      <style:paragraph-properties fo:margin-top="0.2cm" fo:margin-bottom="0cm"/>
      <style:text-properties fo:font-size="20pt" style:font-size-asian="20pt" style:font-size-complex="20pt"/>
    </style:style>
    <style:style style:name="_5f_-outline5" style:display-name="_-outline5" style:family="presentation" style:parent-style-name="_5f_-outline4">
      <style:paragraph-properties fo:margin-top="0.1cm" fo:margin-bottom="0cm"/>
      <style:text-properties fo:font-size="20pt" style:font-size-asian="20pt" style:font-size-complex="20pt"/>
    </style:style>
    <style:style style:name="_5f_-outline6" style:display-name="_-outline6" style:family="presentation" style:parent-style-name="_5f_-outline5">
      <style:paragraph-properties fo:margin-top="0.1cm" fo:margin-bottom="0cm"/>
      <style:text-properties fo:font-size="20pt" style:font-size-asian="20pt" style:font-size-complex="20pt"/>
    </style:style>
    <style:style style:name="_5f_-outline7" style:display-name="_-outline7" style:family="presentation" style:parent-style-name="_5f_-outline6">
      <style:paragraph-properties fo:margin-top="0.1cm" fo:margin-bottom="0cm"/>
      <style:text-properties fo:font-size="20pt" style:font-size-asian="20pt" style:font-size-complex="20pt"/>
    </style:style>
    <style:style style:name="_5f_-outline8" style:display-name="_-outline8" style:family="presentation" style:parent-style-name="_5f_-outline7">
      <style:paragraph-properties fo:margin-top="0.1cm" fo:margin-bottom="0cm"/>
      <style:text-properties fo:font-size="20pt" style:font-size-asian="20pt" style:font-size-complex="20pt"/>
    </style:style>
    <style:style style:name="_5f_-outline9" style:display-name="_-outline9" style:family="presentation" style:parent-style-name="_5f_-outline8">
      <style:paragraph-properties fo:margin-top="0.1cm" fo:margin-bottom="0cm"/>
      <style:text-properties fo:font-size="20pt" style:font-size-asian="20pt" style:font-size-complex="20pt"/>
    </style:style>
    <style:style style:name="_5f_-subtitle" style:display-name="_-subtitle" style:family="presentation">
      <style:graphic-properties draw:stroke="none" draw:fill="none" draw:textarea-vertical-align="middle">
        <text:list-style style:name="_5f_-subtitle" style:display-name="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title" style:display-name="_-title" style:family="presentation">
      <style:graphic-properties draw:stroke="none" draw:fill="none" draw:textarea-vertical-align="middle">
        <text:list-style style:name="_5f_-title" style:display-name="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cm" fo:page-height="73.8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_5f_-title">
      <style:graphic-properties draw:stroke="none" draw:fill="none" draw:textarea-vertical-align="middle" draw:auto-grow-height="false" draw:auto-grow-width="false"/>
      <style:paragraph-properties style:writing-mode="lr-tb"/>
    </style:style>
    <style:style style:name="Mpr2" style:family="presentation" style:parent-style-name="_5f_-outline1">
      <style:graphic-properties draw:stroke="none" draw:fill="none" draw:auto-grow-height="false" draw:auto-grow-width="false"/>
      <style:paragraph-properties style:writing-mode="lr-tb"/>
    </style:style>
    <style:style style:name="Mpr3" style:family="presentation" style:parent-style-name="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_5f_" style:display-name="_" style:page-layout-name="PM1" draw:style-name="Mdp1">
      <draw:frame draw:name="place_holder" presentation:style-name="Mpr1" draw:text-style-name="MP5" draw:layer="backgroundobjects" svg:width="23.91cm" svg:height="3.507cm" svg:x="2.058cm" svg:y="1.743cm" presentation:class="title" presentation:user-transformed="true">
        <draw:text-box>
          <text:p/>
        </draw:text-box>
      </draw:frame>
      <draw:frame draw:name="place_holder" presentation:style-name="Mpr2" draw:text-style-name="MP5" draw:layer="backgroundobjects" svg:width="23.91cm" svg:height="13.23cm" svg:x="2.058cm" svg:y="5.838cm" presentation:class="outline" presentation:user-transformed="true">
        <draw:text-box>
          <text:p/>
        </draw:text-box>
      </draw:frame>
      <presentation:notes style:page-layout-name="PM0">
        <draw:page-thumbnail presentation:style-name="_5f_-title" draw:layer="backgroundobjects" svg:width="19.798cm" svg:height="11.136cm" svg:x="0.6cm" svg:y="2.257cm" presentation:class="page"/>
        <draw:frame presentation:style-name="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6</meta:editing-cycles>
    <meta:editing-duration>PT2H55M5S</meta:editing-duration>
    <dc:date>2023-05-23T20:54:26.197575698</dc:date>
    <meta:document-statistic meta:object-count="123"/>
  </office:meta>
</office:document-meta>
</file>